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1875in" table:align="left" style:writing-mode="rl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875in" table:align="left" style:writing-mode="rl-tb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075in"/>
    </style:style>
    <style:style style:name="Table3" style:family="table">
      <style:table-properties style:width="2.3125in" table:align="left" style:writing-mode="rl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125in" table:align="left" style:writing-mode="rl-tb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1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3125in" table:align="left" style:writing-mode="rl-tb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3125in" table:align="left" style:writing-mode="rl-tb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1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4540e" officeooo:paragraph-rsid="0014540e" style:font-size-asian="16pt" style:font-name-complex="Shabnam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fo:font-weight="bold" officeooo:rsid="0014540e" officeooo:paragraph-rsid="0014540e" style:font-size-asian="16pt" style:font-weight-asian="bold" style:font-name-complex="Shabnam" style:font-size-complex="16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14540e" officeooo:paragraph-rsid="0014540e" style:font-size-asian="10.5pt" style:font-name-complex="Shabnam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1e8662" officeooo:paragraph-rsid="001e874c" style:font-size-asian="10.5pt" style:font-name-complex="Shabnam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1e874c" officeooo:paragraph-rsid="001e874c" style:font-size-asian="10.5pt" style:font-name-complex="Shabnam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fo:font-weight="normal" officeooo:rsid="001d0677" officeooo:paragraph-rsid="0014540e" style:font-size-asian="10.5pt" style:font-weight-asian="normal" style:font-name-complex="Shabnam" style:font-size-complex="12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fo:font-weight="normal" officeooo:rsid="001d0677" officeooo:paragraph-rsid="001e874c" style:font-size-asian="10.5pt" style:font-weight-asian="normal" style:font-name-complex="Shabnam" style:font-size-complex="12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fo:font-weight="normal" officeooo:rsid="001e874c" officeooo:paragraph-rsid="001e874c" style:font-size-asian="10.5pt" style:font-weight-asian="normal" style:font-name-complex="Shabnam" style:font-size-complex="12pt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fo:font-weight="normal" officeooo:rsid="001ea5cf" officeooo:paragraph-rsid="001e874c" style:font-size-asian="10.5pt" style:font-weight-asian="normal" style:font-name-complex="Shabnam" style:font-size-complex="12pt" style:font-weight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size="12pt" officeooo:rsid="001ea5cf" officeooo:paragraph-rsid="001ea5cf" style:font-size-asian="10.5pt" style:font-name-complex="Shabnam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202ee1" officeooo:paragraph-rsid="00202ee1" style:font-size-asian="10.5pt" style:font-name-complex="Shabnam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2pt" officeooo:rsid="0021a979" officeooo:paragraph-rsid="0021a979" style:font-size-asian="10.5pt" style:font-name-complex="Shabnam" style:font-size-complex="12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12pt" officeooo:rsid="00233b19" officeooo:paragraph-rsid="00233b19" style:font-size-asian="10.5pt" style:font-name-complex="Shabnam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2pt" officeooo:rsid="00233b19" officeooo:paragraph-rsid="002409d7" style:font-size-asian="10.5pt" style:font-name-complex="Shabnam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2pt" officeooo:rsid="0024f029" officeooo:paragraph-rsid="0024f029" style:font-size-asian="10.5pt" style:font-name-complex="Shabnam" style:font-size-complex="12pt"/>
    </style:style>
    <style:style style:name="P16" style:family="paragraph" style:parent-style-name="Standard">
      <style:paragraph-properties fo:text-align="end" style:justify-single-word="false" style:writing-mode="rl-tb"/>
      <style:text-properties fo:font-size="12pt" officeooo:rsid="00250052" officeooo:paragraph-rsid="00250052" style:font-size-asian="10.5pt" style:font-name-complex="Shabnam" style:font-size-complex="12pt"/>
    </style:style>
    <style:style style:name="P17" style:family="paragraph" style:parent-style-name="Standard">
      <style:paragraph-properties fo:text-align="end" style:justify-single-word="false" style:writing-mode="rl-tb"/>
      <style:text-properties fo:font-size="12pt" officeooo:rsid="0025fd5c" officeooo:paragraph-rsid="0025fd5c" style:font-size-asian="10.5pt" style:font-name-complex="Shabnam" style:font-size-complex="12pt"/>
    </style:style>
    <style:style style:name="P18" style:family="paragraph" style:parent-style-name="Standard">
      <style:paragraph-properties fo:text-align="end" style:justify-single-word="false" style:writing-mode="rl-tb"/>
      <style:text-properties fo:font-size="12pt" officeooo:rsid="0028afdc" officeooo:paragraph-rsid="002924ef" style:font-size-asian="10.5pt" style:font-name-complex="Shabnam" style:font-size-complex="12pt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officeooo:rsid="0029bbe5" officeooo:paragraph-rsid="0029bbe5" style:font-size-asian="10.5pt" style:font-name-complex="Shabnam" style:font-size-complex="12pt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officeooo:rsid="00250052" officeooo:paragraph-rsid="00250052" style:font-size-asian="10.5pt" style:font-name-complex="Shabnam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1a979" officeooo:paragraph-rsid="0021a979" style:font-size-asian="10.5pt" style:font-name-complex="Shabnam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2fd93" officeooo:paragraph-rsid="0022fd93" style:font-size-asian="10.5pt" style:font-name-complex="Shabnam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33b19" officeooo:paragraph-rsid="00233b19" style:font-size-asian="10.5pt" style:font-name-complex="Shabnam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409d7" officeooo:paragraph-rsid="002409d7" style:font-size-asian="10.5pt" style:font-name-complex="Shabnam" style:font-size-complex="12pt"/>
    </style:style>
    <style:style style:name="T1" style:family="text">
      <style:text-properties officeooo:rsid="00174015"/>
    </style:style>
    <style:style style:name="T2" style:family="text">
      <style:text-properties fo:font-weight="bold" officeooo:rsid="00174015" style:font-weight-asian="bold" style:font-weight-complex="bold"/>
    </style:style>
    <style:style style:name="T3" style:family="text">
      <style:text-properties fo:font-weight="bold" officeooo:rsid="001b1b2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015" style:font-weight-asian="normal" style:font-weight-complex="normal"/>
    </style:style>
    <style:style style:name="T6" style:family="text">
      <style:text-properties fo:font-weight="normal" officeooo:rsid="001b1b27" style:font-weight-asian="normal" style:font-weight-complex="normal"/>
    </style:style>
    <style:style style:name="T7" style:family="text">
      <style:text-properties fo:font-weight="normal" officeooo:rsid="001cb51c" style:font-weight-asian="normal" style:font-weight-complex="normal"/>
    </style:style>
    <style:style style:name="T8" style:family="text">
      <style:text-properties fo:font-weight="normal" officeooo:rsid="001d0677" style:font-weight-asian="normal" style:font-weight-complex="normal"/>
    </style:style>
    <style:style style:name="T9" style:family="text">
      <style:text-properties fo:font-weight="normal" officeooo:rsid="001e874c" style:font-weight-asian="normal" style:font-weight-complex="normal"/>
    </style:style>
    <style:style style:name="T10" style:family="text">
      <style:text-properties fo:font-weight="normal" officeooo:rsid="001ea5cf" style:font-weight-asian="normal" style:font-weight-complex="normal"/>
    </style:style>
    <style:style style:name="T11" style:family="text">
      <style:text-properties fo:font-weight="normal" officeooo:rsid="0021a979" style:font-weight-asian="normal" style:font-weight-complex="normal"/>
    </style:style>
    <style:style style:name="T12" style:family="text">
      <style:text-properties fo:font-weight="normal" officeooo:rsid="0026fe1e" style:font-weight-asian="normal" style:font-weight-complex="normal"/>
    </style:style>
    <style:style style:name="T13" style:family="text">
      <style:text-properties fo:font-weight="normal" officeooo:rsid="002907f1" style:font-weight-asian="normal" style:font-weight-complex="normal"/>
    </style:style>
    <style:style style:name="T14" style:family="text">
      <style:text-properties fo:font-weight="normal" officeooo:rsid="002924ef" style:font-weight-asian="normal" style:font-weight-complex="normal"/>
    </style:style>
    <style:style style:name="T15" style:family="text">
      <style:text-properties fo:font-weight="normal" officeooo:rsid="002b732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جواب تمرین‌های فصل ششم کتاب Han</text:p>
      <text:p text:style-name="P1"/>
      <text:p text:style-name="P1">امیر شبانی – ۹۴۱۳۰۸۸۰۲۱</text:p>
      <text:p text:style-name="P1"/>
      <text:p text:style-name="P3">۱. <text:span text:style-name="T1">طبق تعریف (ویراست سوم، صفحه‌ی ۲۴۷) در کتاب Han، مجموعه‌ی آیتمی (همچون X) را در مجموعه‌ی داده (همچون D) </text:span><text:span text:style-name="T2">بسته</text:span><text:span text:style-name="T5"> می‌نامیم، </text:span><text:span text:style-name="T6">که هیچ مجموعه‌ی بزرگ‌تر (که X زیرمجموعه‌ی آن باشد) وجود نداشته‌باشد که مقدار support آن برابر X باشد. پس اگر بدانیم مجموعه‌ای </text:span><text:span text:style-name="T3">پرتکرار</text:span><text:span text:style-name="T6"> و </text:span><text:span text:style-name="T3">بسته</text:span><text:span text:style-name="T6"> است، می‌توانیم بگوییم تمام زیرمجموعه‌های آن نیز پرتکرار هستند. یا به عبارت دیگر، با در اختیار داشتن همه‌ی مجموعه‌ی آیتم‌های پرتکرار و بسته‌ی یک مجموعه‌ی داده، برای اینکه پرتکرار بودن یا نبودن یک مجموعه‌ی آیتم دلخواه (همچون X) را بررسی کنیم، کافیست ببینیم آیا </text:span><text:span text:style-name="T7">X، زیرمجموعه‌ی حداقل یکی از مجموعه آیتم‌های پرتکرار و بسته هست یا خیر؛ اگر بود، پس X نیز پرتکرار است، در غیر این صورت، پرتکرار نیست. برای بدست آوردن مقدار support برای مجموعه‌ی آیتم X نیز باید بزرگ‌ترین مقدار support از بین مجموعه‌های پرتکرار و بسته در D که X زیرمجموعه‌ی آن‌ها هست را در نظر بگیریم. </text:span><text:span text:style-name="T8">همین الگوریتم را به زبان پایتون پیاده‌سازی کردم و در </text:span><text:a xlink:type="simple" xlink:href="https://github.com/amirashabani/University/blob/master/3981/Data%20Mining/is_frequent_find_support.py" text:style-name="Internet_20_link" text:visited-style-name="Visited_20_Internet_20_Link"><text:span text:style-name="T8">گیت‌هاب</text:span></text:a><text:span text:style-name="T8"> آپلود کردم.</text:span></text:p>
      <text:p text:style-name="P6"/>
      <text:p text:style-name="P7">۳. </text:p>
      <text:p text:style-name="P4"><text:span text:style-name="T9">قسمت a) </text:span><text:span text:style-name="T4">می‌دانیم مقدار support برای </text:span><text:span text:style-name="T9">زیرمجموعه‌های یک مجموعه‌ی آیتم، از خود آن مجموعه بزرگ‌تر یا مساوی آن است. پس اگر یک مجموعه‌ی آیتم پرتکرار بود، یعنی مقدار support برای آن از min_sup بزرگ‌تر است، پس مقدار support برای زیرمجموعه‌های ناتهی آن نیز از min_sup بزرگ‌تر یا مساوی خواهد بود. پس زیرمجموعه‌های ناتهی یک مجموعه‌ی آیتم پرتکرار، هر کدام پرتکرار خواهند بود.</text:span></text:p>
      <text:p text:style-name="P8"/>
      <text:p text:style-name="P5"><text:span text:style-name="T4">قسمت b) این مسئله با توجه به قسمت a بدیهی می‌باشد؛ زیرا اگر مجموعه‌ای، زیر مجموعه‌ی یک مجموعه آیتم پرتکرار باشد، مقدار support برای آن </text:span><text:span text:style-name="T10">از خود مجموعه بزرگ‌تر یا مساوی آن است. پس اگر مجموعه‌ای از آیتم‌ها، شامل مجموعه‌ای دیگر باشد، مقدار support برای آن، کمتر یا مساوی خواهد بود.</text:span></text:p>
      <text:p text:style-name="P9"/>
      <text:p text:style-name="P10"><text:span text:style-name="T4">قسمت c) اگر l را مجموعه‌ای پرتکرار در نظر بگیریم، در حالی که s زیرمجموعه‌ای از آن و 's نیز زیرمجموعه‌ای از s باشد، می‌توانیم بگوییم که مقدار support برای s کوچک‌تر یا مساوی همین مقدار برای 's می‌باشد. پس با توجه به تعریف confidence و توجه به این نکته که می‌توان مجموعه‌ی l را به مجموعه‌های s و s-l (یا 's و s’-l) افراض کرد به گونه‌ای که اجتماع آن‌ها برابر l باشد و با یکدیگر اشتراکی نداشته‌باشند، می‌توان نتیجه گرفت که مقدار confidence برای قانون اول کوچک‌تر یا مساوی همین مقدار برای قانون دوم است.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<text:soft-page-break/><text:span text:style-name="T4">۶. </text:span><text:span text:style-name="T11">قسمت a) به کمک الگوریتم Apriori، مجموعه‌های آیتم پرتکرار را این گونه به دست آوریم:</text:span></text:p>
      <text:p text:style-name="P12"><text:span text:style-name="T11">د</text:span><text:span text:style-name="T4">ر مرحله‌ی اول دیتابیس را اسکن می‌کنیم و مقدار support را برای مجموعه‌های آیتم یک‌عضوی به دست می‌آوریم.</text:span></text:p>
      <text:p text:style-name="P11"><text:span text:style-name="T11"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C1</text:p>
          </table:table-cell>
          <table:covered-table-cell/>
        </table:table-row>
        <table:table-row>
          <table:table-cell table:style-name="Table1.A2" office:value-type="string">
            <text:p text:style-name="P21">Support count</text:p>
          </table:table-cell>
          <table:table-cell table:style-name="Table1.B2" office:value-type="string">
            <text:p text:style-name="P21">Itemset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21">{A}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B2" office:value-type="string">
            <text:p text:style-name="P21">{C}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21">{D}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B2" office:value-type="string">
            <text:p text:style-name="P21">{E}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21">{I}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B2" office:value-type="string">
            <text:p text:style-name="P21">{K}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21">{M}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B2" office:value-type="string">
            <text:p text:style-name="P21">{N}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21">{O}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B2" office:value-type="string">
            <text:p text:style-name="P21">{Y}</text:p>
          </table:table-cell>
        </table:table-row>
      </table:table>
      <text:p text:style-name="P12"><text:span text:style-name="T11"/></text:p>
      <text:p text:style-name="P12"><text:span text:style-name="T4">سپس آن دسته از مجموعه آیتم‌ها که مقدار supportشان از min_sup یعنی ۶۰ درصد کمتر هست را حذف می‌کنیم و به مجموعه‌ی L1 می‌رسیم:</text:span></text:p>
      <text:p text:style-name="P12"><text:span text:style-name="T4"/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3">L1</text:p>
          </table:table-cell>
          <table:covered-table-cell/>
        </table:table-row>
        <table:table-row>
          <table:table-cell table:style-name="Table2.A2" office:value-type="string">
            <text:p text:style-name="P22">Support count</text:p>
          </table:table-cell>
          <table:table-cell table:style-name="Table2.B2" office:value-type="string">
            <text:p text:style-name="P22">Itemset</text:p>
          </table:table-cell>
        </table:table-row>
        <table:table-row>
          <table:table-cell table:style-name="Table2.A2" office:value-type="string">
            <text:p text:style-name="P22">5</text:p>
          </table:table-cell>
          <table:table-cell table:style-name="Table2.B2" office:value-type="string">
            <text:p text:style-name="P22">{K}</text:p>
          </table:table-cell>
        </table:table-row>
        <table:table-row>
          <table:table-cell table:style-name="Table2.A2" office:value-type="string">
            <text:p text:style-name="P22">3</text:p>
          </table:table-cell>
          <table:table-cell table:style-name="Table2.B2" office:value-type="string">
            <text:p text:style-name="P22">{M}</text:p>
          </table:table-cell>
        </table:table-row>
        <table:table-row>
          <table:table-cell table:style-name="Table2.A2" office:value-type="string">
            <text:p text:style-name="P22">4</text:p>
          </table:table-cell>
          <table:table-cell table:style-name="Table2.B2" office:value-type="string">
            <text:p text:style-name="P22">{E}</text:p>
          </table:table-cell>
        </table:table-row>
        <table:table-row>
          <table:table-cell table:style-name="Table2.A2" office:value-type="string">
            <text:p text:style-name="P22">3</text:p>
          </table:table-cell>
          <table:table-cell table:style-name="Table2.B2" office:value-type="string">
            <text:p text:style-name="P22">{O}</text:p>
          </table:table-cell>
        </table:table-row>
        <table:table-row table:style-name="Table2.7">
          <table:table-cell table:style-name="Table2.A2" office:value-type="string">
            <text:p text:style-name="P22">3</text:p>
          </table:table-cell>
          <table:table-cell table:style-name="Table2.B2" office:value-type="string">
            <text:p text:style-name="P22">{Y}</text:p>
          </table:table-cell>
        </table:table-row>
      </table:table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سپس زیرمجموعه‌های دوعضوی قابل استخراج از L1 و مقدار supportشان را به دست می‌آوریم و همین فرآیند را تکرار می‌کنیم تا جایی که دیگر نتوانیم زیرمجموعه به دست آوریم.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23">C2</text:p>
          </table:table-cell>
          <table:covered-table-cell/>
        </table:table-row>
        <table:table-row>
          <table:table-cell table:style-name="Table3.A2" office:value-type="string">
            <text:p text:style-name="P23">Support count</text:p>
          </table:table-cell>
          <table:table-cell table:style-name="Table3.B2" office:value-type="string">
            <text:p text:style-name="P23">Itemset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B2" office:value-type="string">
            <text:p text:style-name="P23">{E, K}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B2" office:value-type="string">
            <text:p text:style-name="P23">{E, M}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B2" office:value-type="string">
            <text:p text:style-name="P23">{E, O}</text:p>
          </table:table-cell>
        </table:table-row>
        <table:table-row>
          <table:table-cell table:style-name="Table3.A2" office:value-type="string">
            <text:p text:style-name="P23">4</text:p>
          </table:table-cell>
          <table:table-cell table:style-name="Table3.B2" office:value-type="string">
            <text:p text:style-name="P23">{E, Y}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B2" office:value-type="string">
            <text:p text:style-name="P23">{K, M}</text:p>
          </table:table-cell>
        </table:table-row>
        <table:table-row>
          <table:table-cell table:style-name="Table3.A2" office:value-type="string">
            <text:p text:style-name="P23">5</text:p>
          </table:table-cell>
          <table:table-cell table:style-name="Table3.B2" office:value-type="string">
            <text:p text:style-name="P23">{K, O}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B2" office:value-type="string">
            <text:p text:style-name="P23">{K, Y}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B2" office:value-type="string">
            <text:p text:style-name="P23">{M, O}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B2" office:value-type="string">
            <text:p text:style-name="P23">{M, Y}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B2" office:value-type="string">
            <text:p text:style-name="P23">{O, Y}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4">L2</text:p>
          </table:table-cell>
          <table:covered-table-cell/>
        </table:table-row>
        <table:table-row>
          <table:table-cell table:style-name="Table4.A2" office:value-type="string">
            <text:p text:style-name="P24">Support count</text:p>
          </table:table-cell>
          <table:table-cell table:style-name="Table4.B2" office:value-type="string">
            <text:p text:style-name="P24">Itemset</text:p>
          </table:table-cell>
        </table:table-row>
        <table:table-row>
          <table:table-cell table:style-name="Table4.A2" office:value-type="string">
            <text:p text:style-name="P24">1</text:p>
          </table:table-cell>
          <table:table-cell table:style-name="Table4.B2" office:value-type="string">
            <text:p text:style-name="P24">{E, K}</text:p>
          </table:table-cell>
        </table:table-row>
        <table:table-row>
          <table:table-cell table:style-name="Table4.A2" office:value-type="string">
            <text:p text:style-name="P24">1</text:p>
          </table:table-cell>
          <table:table-cell table:style-name="Table4.B2" office:value-type="string">
            <text:p text:style-name="P24">{E, O}</text:p>
          </table:table-cell>
        </table:table-row>
        <table:table-row>
          <table:table-cell table:style-name="Table4.A2" office:value-type="string">
            <text:p text:style-name="P24">1</text:p>
          </table:table-cell>
          <table:table-cell table:style-name="Table4.B2" office:value-type="string">
            <text:p text:style-name="P24">{K, M}</text:p>
          </table:table-cell>
        </table:table-row>
        <table:table-row>
          <table:table-cell table:style-name="Table4.A2" office:value-type="string">
            <text:p text:style-name="P24">5</text:p>
          </table:table-cell>
          <table:table-cell table:style-name="Table4.B2" office:value-type="string">
            <text:p text:style-name="P24">{K, O}</text:p>
          </table:table-cell>
        </table:table-row>
        <table:table-row>
          <table:table-cell table:style-name="Table4.A2" office:value-type="string">
            <text:p text:style-name="P24">3</text:p>
          </table:table-cell>
          <table:table-cell table:style-name="Table4.B2" office:value-type="string">
            <text:p text:style-name="P24">{K, Y}</text:p>
          </table:table-cell>
        </table:table-row>
      </table:table>
      <text:p text:style-name="P13"><text:span text:style-name="T4"/></text:p>
      <text:p text:style-name="P13"><text:span text:style-name="T4"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4">C3</text:p>
          </table:table-cell>
          <table:covered-table-cell/>
        </table:table-row>
        <table:table-row>
          <table:table-cell table:style-name="Table5.A2" office:value-type="string">
            <text:p text:style-name="P24">Support count</text:p>
          </table:table-cell>
          <table:table-cell table:style-name="Table5.B2" office:value-type="string">
            <text:p text:style-name="P24">Itemset</text:p>
          </table:table-cell>
        </table:table-row>
        <table:table-row>
          <table:table-cell table:style-name="Table5.A2" office:value-type="string">
            <text:p text:style-name="P24">3</text:p>
          </table:table-cell>
          <table:table-cell table:style-name="Table5.B2" office:value-type="string">
            <text:p text:style-name="P24">{E, K, O}</text:p>
          </table:table-cell>
        </table:table-row>
      </table:table>
      <text:p text:style-name="P14"><text:span text:style-name="T4"/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4">L3</text:p>
          </table:table-cell>
          <table:covered-table-cell/>
        </table:table-row>
        <table:table-row>
          <table:table-cell table:style-name="Table6.A2" office:value-type="string">
            <text:p text:style-name="P24">Support count</text:p>
          </table:table-cell>
          <table:table-cell table:style-name="Table6.B2" office:value-type="string">
            <text:p text:style-name="P24">Itemset</text:p>
          </table:table-cell>
        </table:table-row>
        <table:table-row>
          <table:table-cell table:style-name="Table6.A2" office:value-type="string">
            <text:p text:style-name="P24">3</text:p>
          </table:table-cell>
          <table:table-cell table:style-name="Table6.B2" office:value-type="string">
            <text:p text:style-name="P24">{E, K, O}</text:p>
          </table:table-cell>
        </table:table-row>
      </table:table>
      <text:p text:style-name="P14"><text:span text:style-name="T4"/></text:p>
      <text:p text:style-name="P15"><text:span text:style-name="T4">پس می‌توان گفت مجموعه‌های پرتکرار عبارت‌اند از: {E, K, M, O, Y, EK, EO, KM, KO, KY, EKO}</text:span></text:p>
      <text:p text:style-name="P15"><text:span text:style-name="T4"/></text:p>
      <text:p text:style-name="P16"><text:span text:style-name="T4"/></text:p>
      <text:p text:style-name="P16"><text:span text:style-name="T4"/></text:p>
      <text:p text:style-name="P16"><text:soft-page-break/><text:span text:style-name="T4">قسمت b) قوانین قوی:</text:span></text:p>
      <text:p text:style-name="P16"><text:span text:style-name="T4"/></text:p>
      <text:p text:style-name="P20"><text:span text:style-name="T4">{E, O} → K [support = 60%, confidence = 100%]</text:span></text:p>
      <text:p text:style-name="P20"><text:span text:style-name="T4">{K, O} → E [support = 60%, confidence = 100%]</text:span></text:p>
      <text:p text:style-name="P16"><text:span text:style-name="T4"/></text:p>
      <text:p text:style-name="P16"><text:span text:style-name="T4"/></text:p>
      <text:p text:style-name="P17"><text:span text:style-name="T4">۱۰. برای این کار می‌توانیم از روش Partitioning برای بهبود الگوریتم Apriori استفاده کنیم. به این گونه که مجموعه‌های آیتم پرتکرار را در یک قسمت جداگانه و داده‌هایی که جدید اضافه می‌شوند را در قسمتی دیگر ذخیره کنیم و پس از آن قوانین لازم را به دست می‌آوریم.</text:span></text:p>
      <text:p text:style-name="P17"><text:span text:style-name="T12"/></text:p>
      <text:p text:style-name="P18"><text:span text:style-name="T12">۱</text:span><text:span text:style-name="T4">۴. </text:span></text:p>
      <text:p text:style-name="P18"><text:span text:style-name="T14">قسمت a) </text:span><text:span text:style-name="T13">آری، قانون hotdogs → hamburgers یک قانون قوی به حساب می‌آید. زیرا مقدار support برای hotdog برابر ۰.۶ و برای hamburger برابر ۰.۵ می‌باشد. پس مقدار support هر کدام از آن‌ها از مقدار min_sup بزرگ‌تر است. حال باید مقدار confidence این قانون را به دست آوریم. مقدار support برای رخداد hotdog و hamburger (یعنی رخداد اجتماع آن‌ها) برابر ۰.۴ می‌باشد. اگر این عدد را به مقدار support قسمت اول قانون یعنی hotdogs تقسیم کنیم به مقدار ۲/۳ می‌رسیم که از مقدار min_conf یعنی ۵۰ درصد بیشتر است. پس این قانون را می‌توان قوی به حساب آورد.</text:span></text:p>
      <text:p text:style-name="P13"><text:span text:style-name="T4"/></text:p>
      <text:p text:style-name="P19"><text:span text:style-name="T4">قسمت b) </text:span><text:span text:style-name="T15">خیر، خرید hotdog، مستقل از خرید hamburger نیست، بلکه رابطه‌ی بین آن‌ها از نوع همبستگی مثبت است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58:27.075946139</meta:creation-date>
    <dc:date>2019-10-29T19:26:15.672770335</dc:date>
    <meta:editing-duration>PT2H17M21S</meta:editing-duration>
    <meta:editing-cycles>24</meta:editing-cycles>
    <meta:generator>LibreOffice/6.2.8.2$Linux_X86_64 LibreOffice_project/20$Build-2</meta:generator>
    <meta:document-statistic meta:table-count="6" meta:image-count="0" meta:object-count="0" meta:page-count="4" meta:paragraph-count="101" meta:word-count="783" meta:character-count="3873" meta:non-whitespace-character-count="3188"/>
  </office:meta>
</office:document-meta>
</file>